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35%"/>
      <style:text-properties style:font-name="Nimbus Roman No9 L" fo:font-weight="bold" officeooo:rsid="00026a33" officeooo:paragraph-rsid="0039f62b" style:font-weight-asian="bold" style:font-weight-complex="bold"/>
    </style:style>
    <style:style style:name="P2" style:family="paragraph" style:parent-style-name="Standard" style:list-style-name="L1">
      <style:paragraph-properties fo:line-height="135%"/>
      <style:text-properties style:font-name="Nimbus Roman No9 L" fo:font-weight="bold" officeooo:rsid="00026a33" officeooo:paragraph-rsid="00026a33" style:font-weight-asian="bold" style:font-weight-complex="bold"/>
    </style:style>
    <style:style style:name="P3" style:family="paragraph" style:parent-style-name="Standard" style:list-style-name="L1">
      <style:paragraph-properties fo:line-height="135%"/>
      <style:text-properties style:font-name="Nimbus Roman No9 L" fo:font-weight="bold" officeooo:rsid="000d618d" officeooo:paragraph-rsid="000d618d" style:font-weight-asian="bold" style:font-weight-complex="bold"/>
    </style:style>
    <style:style style:name="P4" style:family="paragraph" style:parent-style-name="Standard" style:list-style-name="L1">
      <style:paragraph-properties fo:line-height="135%"/>
      <style:text-properties style:font-name="Nimbus Roman No9 L" fo:font-weight="bold" officeooo:rsid="000dd2e2" officeooo:paragraph-rsid="000dd2e2" style:font-weight-asian="bold" style:font-weight-complex="bold"/>
    </style:style>
    <style:style style:name="P5" style:family="paragraph" style:parent-style-name="Standard" style:list-style-name="L1">
      <style:paragraph-properties fo:line-height="135%"/>
      <style:text-properties style:font-name="Nimbus Roman No9 L" fo:font-weight="bold" officeooo:rsid="0039f62b" officeooo:paragraph-rsid="0039f62b" style:font-weight-asian="bold" style:font-weight-complex="bold"/>
    </style:style>
    <style:style style:name="P6" style:family="paragraph" style:parent-style-name="Standard" style:list-style-name="L1">
      <style:paragraph-properties fo:line-height="135%"/>
      <style:text-properties style:font-name="Nimbus Roman No9 L" fo:font-weight="bold" officeooo:rsid="000bffbc" officeooo:paragraph-rsid="000bffbc" style:font-weight-asian="bold" style:font-weight-complex="bold"/>
    </style:style>
    <style:style style:name="P7" style:family="paragraph" style:parent-style-name="Standard" style:list-style-name="L1">
      <style:paragraph-properties fo:line-height="135%"/>
      <style:text-properties style:font-name="Nimbus Roman No9 L" fo:font-weight="bold" officeooo:rsid="003dd4b2" officeooo:paragraph-rsid="003dd4b2" style:font-weight-asian="bold" style:font-weight-complex="bold"/>
    </style:style>
    <style:style style:name="P8" style:family="paragraph" style:parent-style-name="Standard" style:list-style-name="L1">
      <style:paragraph-properties fo:line-height="135%"/>
      <style:text-properties style:font-name="Nimbus Roman No9 L" officeooo:rsid="000dd2e2" officeooo:paragraph-rsid="000dd2e2"/>
    </style:style>
    <style:style style:name="P9" style:family="paragraph" style:parent-style-name="Standard" style:list-style-name="L1">
      <style:paragraph-properties fo:line-height="135%"/>
      <style:text-properties style:font-name="Nimbus Roman No9 L" officeooo:rsid="000d618d" officeooo:paragraph-rsid="000d618d"/>
    </style:style>
    <style:style style:name="P10" style:family="paragraph" style:parent-style-name="Standard" style:list-style-name="L1">
      <style:paragraph-properties fo:line-height="135%"/>
      <style:text-properties style:font-name="Nimbus Roman No9 L" style:text-underline-style="solid" style:text-underline-width="auto" style:text-underline-color="font-color" fo:font-weight="bold" officeooo:rsid="0039f62b" officeooo:paragraph-rsid="0039f62b" style:font-weight-asian="bold" style:font-weight-complex="bold"/>
    </style:style>
    <style:style style:name="P11" style:family="paragraph" style:parent-style-name="Standard" style:list-style-name="L1">
      <style:paragraph-properties fo:line-height="135%"/>
      <style:text-properties style:font-name="Nimbus Roman No9 L" style:text-underline-style="solid" style:text-underline-width="auto" style:text-underline-color="font-color" fo:font-weight="bold" officeooo:rsid="000bffbc" officeooo:paragraph-rsid="000bffbc" style:font-weight-asian="bold" style:font-weight-complex="bold"/>
    </style:style>
    <style:style style:name="P12" style:family="paragraph" style:parent-style-name="Standard" style:list-style-name="L1">
      <style:paragraph-properties fo:line-height="135%"/>
      <style:text-properties style:font-name="Nimbus Roman No9 L" style:text-underline-style="solid" style:text-underline-width="auto" style:text-underline-color="font-color" fo:font-weight="bold" officeooo:rsid="0012fc12" officeooo:paragraph-rsid="0012fc12" style:font-weight-asian="bold" style:font-weight-complex="bold"/>
    </style:style>
    <style:style style:name="P13" style:family="paragraph" style:parent-style-name="Standard" style:list-style-name="L1">
      <style:paragraph-properties fo:line-height="135%"/>
      <style:text-properties style:font-name="Nimbus Roman No9 L" officeooo:rsid="00026a33" officeooo:paragraph-rsid="00026a33"/>
    </style:style>
    <style:style style:name="P14" style:family="paragraph" style:parent-style-name="Standard" style:list-style-name="L1">
      <style:paragraph-properties fo:line-height="135%"/>
      <style:text-properties style:font-name="Nimbus Roman No9 L" officeooo:rsid="0015eb98" officeooo:paragraph-rsid="0015eb98"/>
    </style:style>
    <style:style style:name="P15" style:family="paragraph" style:parent-style-name="Standard" style:list-style-name="L1">
      <style:paragraph-properties fo:line-height="135%"/>
      <style:text-properties style:font-name="Nimbus Roman No9 L" officeooo:rsid="001084f8" officeooo:paragraph-rsid="001084f8"/>
    </style:style>
    <style:style style:name="P16" style:family="paragraph" style:parent-style-name="Standard" style:list-style-name="L1">
      <style:paragraph-properties fo:line-height="135%"/>
      <style:text-properties style:font-name="Nimbus Roman No9 L" officeooo:rsid="0005accb" officeooo:paragraph-rsid="0005accb"/>
    </style:style>
    <style:style style:name="P17" style:family="paragraph" style:parent-style-name="Standard" style:list-style-name="L1">
      <style:paragraph-properties fo:line-height="135%"/>
      <style:text-properties style:font-name="Nimbus Roman No9 L" officeooo:rsid="0013f59d" officeooo:paragraph-rsid="0013f59d"/>
    </style:style>
    <style:style style:name="P18" style:family="paragraph" style:parent-style-name="Standard" style:list-style-name="L1">
      <style:paragraph-properties fo:line-height="135%"/>
      <style:text-properties style:font-name="Nimbus Roman No9 L" officeooo:rsid="000742bd" officeooo:paragraph-rsid="000742bd"/>
    </style:style>
    <style:style style:name="P19" style:family="paragraph" style:parent-style-name="Standard" style:list-style-name="L1">
      <style:paragraph-properties fo:line-height="135%"/>
      <style:text-properties style:font-name="Nimbus Roman No9 L" officeooo:rsid="0009dba1" officeooo:paragraph-rsid="0009dba1"/>
    </style:style>
    <style:style style:name="P20" style:family="paragraph" style:parent-style-name="Standard" style:list-style-name="L1">
      <style:paragraph-properties fo:line-height="135%"/>
      <style:text-properties style:font-name="Nimbus Roman No9 L" officeooo:rsid="000e4042" officeooo:paragraph-rsid="000e4042"/>
    </style:style>
    <style:style style:name="P21" style:family="paragraph" style:parent-style-name="Standard" style:list-style-name="L1">
      <style:paragraph-properties fo:line-height="135%"/>
      <style:text-properties style:font-name="Nimbus Roman No9 L" officeooo:rsid="00108b04" officeooo:paragraph-rsid="00108b04"/>
    </style:style>
    <style:style style:name="P22" style:family="paragraph" style:parent-style-name="Standard" style:list-style-name="L1">
      <style:paragraph-properties fo:line-height="135%"/>
      <style:text-properties style:font-name="Nimbus Roman No9 L" officeooo:rsid="000e039f" officeooo:paragraph-rsid="000e039f"/>
    </style:style>
    <style:style style:name="P23" style:family="paragraph" style:parent-style-name="Standard" style:list-style-name="L1">
      <style:paragraph-properties fo:line-height="135%"/>
      <style:text-properties style:font-name="Nimbus Roman No9 L" officeooo:rsid="000f2ceb" officeooo:paragraph-rsid="000f2ceb"/>
    </style:style>
    <style:style style:name="P24" style:family="paragraph" style:parent-style-name="Standard" style:list-style-name="L1">
      <style:paragraph-properties fo:line-height="135%"/>
      <style:text-properties style:font-name="Nimbus Roman No9 L" officeooo:rsid="000bffbc" officeooo:paragraph-rsid="000f2ceb"/>
    </style:style>
    <style:style style:name="P25" style:family="paragraph" style:parent-style-name="Standard" style:list-style-name="L1">
      <style:paragraph-properties fo:line-height="135%"/>
      <style:text-properties style:font-name="Nimbus Roman No9 L" officeooo:rsid="000bffbc" officeooo:paragraph-rsid="000bffbc"/>
    </style:style>
    <style:style style:name="P26" style:family="paragraph" style:parent-style-name="Standard" style:list-style-name="L1">
      <style:paragraph-properties fo:line-height="135%"/>
      <style:text-properties style:font-name="Nimbus Roman No9 L" officeooo:rsid="0007e836" officeooo:paragraph-rsid="000bffbc"/>
    </style:style>
    <style:style style:name="P27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2fc12" officeooo:paragraph-rsid="0012fc12" style:font-weight-asian="bold" style:font-weight-complex="bold"/>
    </style:style>
    <style:style style:name="P28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7c9f6" officeooo:paragraph-rsid="0017c9f6" style:font-weight-asian="bold" style:font-weight-complex="bold"/>
    </style:style>
    <style:style style:name="P29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cd013" officeooo:paragraph-rsid="002cd013" style:font-weight-asian="bold" style:font-weight-complex="bold"/>
    </style:style>
    <style:style style:name="P30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13711" officeooo:paragraph-rsid="0017c9f6" style:font-weight-asian="bold" style:font-weight-complex="bold"/>
    </style:style>
    <style:style style:name="P31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13711" officeooo:paragraph-rsid="00213711" style:font-weight-asian="bold" style:font-weight-complex="bold"/>
    </style:style>
    <style:style style:name="P32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d96a7" officeooo:paragraph-rsid="001d96a7" style:font-weight-asian="bold" style:font-weight-complex="bold"/>
    </style:style>
    <style:style style:name="P33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f1b69" officeooo:paragraph-rsid="001f1b69" style:font-weight-asian="bold" style:font-weight-complex="bold"/>
    </style:style>
    <style:style style:name="P34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34306" officeooo:paragraph-rsid="00234306" style:font-weight-asian="bold" style:font-weight-complex="bold"/>
    </style:style>
    <style:style style:name="P35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335a9" officeooo:paragraph-rsid="002335a9" style:font-weight-asian="bold" style:font-weight-complex="bold"/>
    </style:style>
    <style:style style:name="P36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b206d" officeooo:paragraph-rsid="002b206d" style:font-weight-asian="bold" style:font-weight-complex="bold"/>
    </style:style>
    <style:style style:name="P37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026a33" officeooo:paragraph-rsid="0012fc12" style:font-weight-asian="bold" style:font-weight-complex="bold"/>
    </style:style>
    <style:style style:name="P38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5eb98" officeooo:paragraph-rsid="0015eb98" style:font-weight-asian="normal" style:font-weight-complex="normal"/>
    </style:style>
    <style:style style:name="P39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7c9f6" officeooo:paragraph-rsid="0017c9f6" style:font-weight-asian="normal" style:font-weight-complex="normal"/>
    </style:style>
    <style:style style:name="P40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d96a7" officeooo:paragraph-rsid="001d96a7" style:font-weight-asian="normal" style:font-weight-complex="normal"/>
    </style:style>
    <style:style style:name="P41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ffb74" officeooo:paragraph-rsid="002ffb74" style:font-weight-asian="normal" style:font-weight-complex="normal"/>
    </style:style>
    <style:style style:name="P42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36883d" officeooo:paragraph-rsid="0036883d" style:font-weight-asian="normal" style:font-weight-complex="normal"/>
    </style:style>
    <style:style style:name="P43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f1b69" officeooo:paragraph-rsid="001f1b69" style:font-weight-asian="normal" style:font-weight-complex="normal"/>
    </style:style>
    <style:style style:name="P44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f1b69" officeooo:paragraph-rsid="001f9dfe" style:font-weight-asian="normal" style:font-weight-complex="normal"/>
    </style:style>
    <style:style style:name="P45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908c5" officeooo:paragraph-rsid="002908c5" style:font-weight-asian="normal" style:font-weight-complex="normal"/>
    </style:style>
    <style:style style:name="P46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60b1f" officeooo:paragraph-rsid="00260b1f" style:font-weight-asian="normal" style:font-weight-complex="normal"/>
    </style:style>
    <style:style style:name="P47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515d0" officeooo:paragraph-rsid="002515d0" style:font-weight-asian="normal" style:font-weight-complex="normal"/>
    </style:style>
    <style:style style:name="P48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b206d" officeooo:paragraph-rsid="002b206d" style:font-weight-asian="normal" style:font-weight-complex="normal"/>
    </style:style>
    <style:style style:name="P49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388144" officeooo:paragraph-rsid="00388144" style:font-weight-asian="normal" style:font-weight-complex="normal"/>
    </style:style>
    <style:style style:name="P50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3ad48c" officeooo:paragraph-rsid="003ad48c" style:font-weight-asian="normal" style:font-weight-complex="normal"/>
    </style:style>
    <style:style style:name="P51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b4640" officeooo:paragraph-rsid="002b4640" style:font-weight-asian="normal" style:font-weight-complex="normal"/>
    </style:style>
    <style:style style:name="P52" style:family="paragraph" style:parent-style-name="Standard" style:list-style-name="L1">
      <style:paragraph-properties fo:line-height="135%"/>
      <style:text-properties style:font-name="Nimbus Roman No9 L" fo:font-style="normal" style:text-underline-style="none" fo:font-weight="normal" officeooo:rsid="001b05e8" officeooo:paragraph-rsid="001b05e8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paragraph-properties fo:line-height="135%"/>
      <style:text-properties style:font-name="Nimbus Roman No9 L" fo:font-weight="normal" officeooo:rsid="003deafb" officeooo:paragraph-rsid="003deafb" style:font-weight-asian="normal" style:font-weight-complex="normal"/>
    </style:style>
    <style:style style:name="P54" style:family="paragraph" style:parent-style-name="Standard" style:list-style-name="L1">
      <style:paragraph-properties fo:line-height="135%"/>
      <style:text-properties style:font-name="Nimbus Roman No9 L" fo:font-weight="normal" officeooo:rsid="0040a9ba" officeooo:paragraph-rsid="0040a9ba" style:font-weight-asian="normal" style:font-weight-complex="normal"/>
    </style:style>
    <style:style style:name="P55" style:family="paragraph" style:parent-style-name="Standard" style:list-style-name="L1">
      <style:paragraph-properties fo:line-height="135%"/>
      <style:text-properties fo:color="#ff0000" style:font-name="Nimbus Roman No9 L" officeooo:rsid="00026a33" officeooo:paragraph-rsid="00026a33"/>
    </style:style>
    <style:style style:name="P56" style:family="paragraph" style:parent-style-name="Standard" style:list-style-name="L1">
      <style:paragraph-properties fo:line-height="135%"/>
      <style:text-properties fo:color="#ff0000" style:font-name="Nimbus Roman No9 L" style:text-underline-style="none" fo:font-weight="bold" officeooo:rsid="003c6fe1" officeooo:paragraph-rsid="003c6fe1" style:font-weight-asian="bold" style:font-weight-complex="bold"/>
    </style:style>
    <style:style style:name="P57" style:family="paragraph" style:parent-style-name="Standard" style:list-style-name="L1">
      <style:paragraph-properties fo:line-height="135%"/>
      <style:text-properties fo:color="#ff0000" style:font-name="Nimbus Roman No9 L" style:text-underline-style="none" fo:font-weight="bold" officeooo:rsid="0032d1c1" officeooo:paragraph-rsid="0032d1c1" style:font-weight-asian="bold" style:font-weight-complex="bold"/>
    </style:style>
    <style:style style:name="P58" style:family="paragraph" style:parent-style-name="Standard" style:list-style-name="L1">
      <style:paragraph-properties fo:line-height="135%"/>
      <style:text-properties fo:color="#ff0000" style:font-name="Nimbus Roman No9 L" style:text-underline-style="none" fo:font-weight="normal" officeooo:rsid="003c6fe1" officeooo:paragraph-rsid="003c6fe1" style:font-weight-asian="normal" style:font-weight-complex="normal"/>
    </style:style>
    <style:style style:name="T1" style:family="text">
      <style:text-properties officeooo:rsid="00044ca1"/>
    </style:style>
    <style:style style:name="T2" style:family="text">
      <style:text-properties officeooo:rsid="000742bd"/>
    </style:style>
    <style:style style:name="T3" style:family="text">
      <style:text-properties officeooo:rsid="000d618d"/>
    </style:style>
    <style:style style:name="T4" style:family="text">
      <style:text-properties officeooo:rsid="000e4042"/>
    </style:style>
    <style:style style:name="T5" style:family="text">
      <style:text-properties officeooo:rsid="0013ab1b"/>
    </style:style>
    <style:style style:name="T6" style:family="text">
      <style:text-properties officeooo:rsid="00195ee3"/>
    </style:style>
    <style:style style:name="T7" style:family="text">
      <style:text-properties officeooo:rsid="001c9418"/>
    </style:style>
    <style:style style:name="T8" style:family="text">
      <style:text-properties officeooo:rsid="0020d853"/>
    </style:style>
    <style:style style:name="T9" style:family="text">
      <style:text-properties officeooo:rsid="00213711"/>
    </style:style>
    <style:style style:name="T10" style:family="text">
      <style:text-properties officeooo:rsid="00274bc7"/>
    </style:style>
    <style:style style:name="T11" style:family="text">
      <style:text-properties officeooo:rsid="00282f4b"/>
    </style:style>
    <style:style style:name="T12" style:family="text">
      <style:text-properties officeooo:rsid="002b4640"/>
    </style:style>
    <style:style style:name="T13" style:family="text">
      <style:text-properties officeooo:rsid="002b9309"/>
    </style:style>
    <style:style style:name="T14" style:family="text">
      <style:text-properties officeooo:rsid="002ce51c"/>
    </style:style>
    <style:style style:name="T15" style:family="text">
      <style:text-properties officeooo:rsid="002ed56f"/>
    </style:style>
    <style:style style:name="T16" style:family="text">
      <style:text-properties officeooo:rsid="003187de"/>
    </style:style>
    <style:style style:name="T17" style:family="text">
      <style:text-properties officeooo:rsid="00359e73"/>
    </style:style>
    <style:style style:name="T18" style:family="text">
      <style:text-properties officeooo:rsid="00361917"/>
    </style:style>
    <style:style style:name="T19" style:family="text">
      <style:text-properties officeooo:rsid="0037d7a3"/>
    </style:style>
    <style:style style:name="T20" style:family="text">
      <style:text-properties officeooo:rsid="00388144"/>
    </style:style>
    <style:style style:name="T21" style:family="text">
      <style:text-properties officeooo:rsid="0038def7"/>
    </style:style>
    <style:style style:name="T22" style:family="text">
      <style:text-properties officeooo:rsid="0038eef7"/>
    </style:style>
    <style:style style:name="T23" style:family="text">
      <style:text-properties fo:color="#ff0000"/>
    </style:style>
    <style:style style:name="T24" style:family="text">
      <style:text-properties fo:color="#ff0000" officeooo:rsid="0040a9ba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9f62b"/>
    </style:style>
    <style:style style:name="T27" style:family="text">
      <style:text-properties style:text-underline-style="solid" style:text-underline-width="auto" style:text-underline-color="font-color" officeooo:rsid="003dd4b2"/>
    </style:style>
    <style:style style:name="T28" style:family="text">
      <style:text-properties officeooo:rsid="003fd8ca"/>
    </style:style>
    <style:style style:name="T29" style:family="text">
      <style:text-properties officeooo:rsid="0040a9ba"/>
    </style:style>
    <style:style style:name="T30" style:family="text">
      <style:text-properties officeooo:rsid="0041240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84893072994926196" text:style-name="L1">
        <text:list-item>
          <text:p text:style-name="P7"><text:span text:style-name="T26">I</text:span><text:span text:style-name="T25">ntroduction</text:span></text:p>
        </text:list-item>
        <text:list-item>
          <text:p text:style-name="P1"><text:span text:style-name="T25">Nanoparticles in medicine </text:span><text:span text:style-name="T27">and biology</text:span></text:p>
          <text:list>
            <text:list-item>
              <text:p text:style-name="P2">Polymeric colloids</text:p>
              <text:list>
                <text:list-item>
                  <text:p text:style-name="P8">Functionalization for protein binding</text:p>
                </text:list-item>
                <text:list-item>
                  <text:p text:style-name="P8">Polymerization consequences (initiator, co-monomer, surfactants...)</text:p>
                </text:list-item>
              </text:list>
            </text:list-item>
            <text:list-item>
              <text:p text:style-name="P3">Liposomal nanocarriers (formation for amphiphilic lipids)</text:p>
              <text:list>
                <text:list-item>
                  <text:p text:style-name="P9">phospholipid bilayer (typical molecules HSPC, DPPC, cholesterol, PEG...)</text:p>
                </text:list-item>
                <text:list-item>
                  <text:p text:style-name="P9">polydispersity control (extrusion, paper w/ Zoltan)</text:p>
                </text:list-item>
                <text:list-item>
                  <text:p text:style-name="P9">Drug carrier, SSLs (stealth function, bilayer stabiliy, filling)</text:p>
                </text:list-item>
              </text:list>
            </text:list-item>
            <text:list-item>
              <text:p text:style-name="P4">Physicochemical characterization</text:p>
              <text:list>
                <text:list-item>
                  <text:p text:style-name="P8">Dimensional metrology and traceability</text:p>
                </text:list-item>
                <text:list-item>
                  <text:p text:style-name="P8">Characterization tools</text:p>
                  <text:list>
                    <text:list-item>
                      <text:p text:style-name="P8">Single-particle (AFM, TEM, SEM, TSEM...)</text:p>
                    </text:list-item>
                    <text:list-item>
                      <text:p text:style-name="P8">Ensemble (DLS, DCS, SAX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Theoretical Background</text:p>
          <text:list>
            <text:list-item>
              <text:p text:style-name="P5">Interaction of light and matter</text:p>
              <text:list>
                <text:list-item>
                  <text:p text:style-name="P54">X-ray cross sections</text:p>
                </text:list-item>
                <text:list-item>
                  <text:p text:style-name="P53">Rayleight <text:span text:style-name="T24">(and Mie)</text:span><text:span text:style-name="T29"> </text:span>scattering</text:p>
                </text:list-item>
              </text:list>
            </text:list-item>
            <text:list-item>
              <text:p text:style-name="P2">Small Angle X-ray Scattering (SAXS)</text:p>
              <text:list>
                <text:list-item>
                  <text:p text:style-name="P13">Physical Process</text:p>
                </text:list-item>
                <text:list-item>
                  <text:p text:style-name="P13">Evaluation of the scattering intensity (Form factor * S(q) , <text:span text:style-name="T1">electron density, number of colloids</text:span>)</text:p>
                  <text:list>
                    <text:list-item>
                      <text:p text:style-name="P14">What is q?</text:p>
                    </text:list-item>
                    <text:list-item>
                      <text:p text:style-name="P13">Modelling</text:p>
                      <text:list>
                        <text:list-item>
                          <text:p text:style-name="P13">Sphere (Gudrun polymeric colloids)</text:p>
                        </text:list-item>
                        <text:list-item>
                          <text:p text:style-name="P13">Core-shell (<text:span text:style-name="T23">interface effects???)</text:span></text:p>
                        </text:list-item>
                        <text:list-item>
                          <text:p text:style-name="P55">Vesicle model (5 gaussian) ????</text:p>
                        </text:list-item>
                        <text:list-item>
                          <text:p text:style-name="P15">Inclusion of background ??? (a+b*q^-4)</text:p>
                        </text:list-item>
                      </text:list>
                    </text:list-item>
                    <text:list-item>
                      <text:p text:style-name="P13">Guinier approach (deviation when using few points, polydispersity...)</text:p>
                    </text:list-item>
                  </text:list>
                </text:list-item>
                <text:list-item>
                  <text:p text:style-name="P16">Contrast variation <text:span text:style-name="T2">(solvent variation, ASAXS...)</text:span></text:p>
                  <text:list>
                    <text:list-item>
                      <text:p text:style-name="P17">Isoscattering point</text:p>
                      <text:list>
                        <text:list-item>
                          <text:p text:style-name="P17">Polydispersity and elipticity smearing (simulation, calculation)</text:p>
                        </text:list-item>
                      </text:list>
                    </text:list-item>
                    <text:list-item>
                      <text:p text:style-name="P18">Basic functions approach</text:p>
                      <text:list>
                        <text:list-item>
                          <text:p text:style-name="P18">Shape factor</text:p>
                        </text:list-item>
                        <text:list-item>
                          <text:p text:style-name="P19">Guinier rule</text:p>
                        </text:list-item>
                        <text:list-item>
                          <text:p text:style-name="P19">I (0) for polydisperse system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oft-page-break/>Experimental setup <text:span text:style-name="T30">for SAXS</text:span></text:p>
          <text:list>
            <text:list-item>
              <text:p text:style-name="P6">BESSY II</text:p>
            </text:list-item>
            <text:list-item>
              <text:p text:style-name="P6">FCM Beamline</text:p>
              <text:list>
                <text:list-item>
                  <text:p text:style-name="P8">Transmission measurements <text:span text:style-name="T4">(calibrated diodes)</text:span></text:p>
                </text:list-item>
              </text:list>
            </text:list-item>
            <text:list-item>
              <text:p text:style-name="P6">SAXS</text:p>
              <text:list>
                <text:list-item>
                  <text:p text:style-name="P20">Pilatus detector (high dynamic range, noise free...)</text:p>
                </text:list-item>
                <text:list-item>
                  <text:p text:style-name="P20">HZB SAXS setup</text:p>
                  <text:list>
                    <text:list-item>
                      <text:p text:style-name="P20">distance calibration (10^-4 uncertainty)</text:p>
                    </text:list-item>
                  </text:list>
                </text:list-item>
                <text:list-item>
                  <text:p text:style-name="P21">Radial integration and error propagation</text:p>
                </text:list-item>
                <text:list-item>
                  <text:p text:style-name="P22">Absolute intensity calibration</text:p>
                  <text:list>
                    <text:list-item>
                      <text:p text:style-name="P22">Flux monitor <text:span text:style-name="T4">(thin diode)</text:span></text:p>
                    </text:list-item>
                    <text:list-item>
                      <text:p text:style-name="P22">Detector efficiency <text:span text:style-name="T4">(pilatus, thin diode)</text:span></text:p>
                    </text:list-item>
                  </text:list>
                </text:list-item>
              </text:list>
            </text:list-item>
            <text:list-item>
              <text:p text:style-name="P6">Continuous contr<text:span text:style-name="T3">a</text:span>st variation</text:p>
              <text:list>
                <text:list-item>
                  <text:p text:style-name="P23">Filling of capillaries (galden at bottom, reference layer)</text:p>
                  <text:list>
                    <text:list-item>
                      <text:p text:style-name="P24">Capillary homogeneity (Hilgenberg)</text:p>
                    </text:list-item>
                  </text:list>
                </text:list-item>
                <text:list-item>
                  <text:p text:style-name="P22">Calibration of <text:span text:style-name="T5">solvent density and finding of main axis</text:span></text:p>
                </text:list-item>
                <text:list-item>
                  <text:p text:style-name="P25">Limitations</text:p>
                  <text:list>
                    <text:list-item>
                      <text:p text:style-name="P25">Density range (sucrose, fructose, iodixanol)</text:p>
                    </text:list-item>
                    <text:list-item>
                      <text:p text:style-name="P25">Background, induced aggregation (heavy salts)</text:p>
                    </text:list-item>
                    <text:list-item>
                      <text:p text:style-name="P26">Comparison to SANS / RSoXS in polymeric Nps (H. Abe, 2006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Contrast variation in SAXS with the density gradient technique <text:span text:style-name="T6">(1st paper)</text:span></text:p>
          <text:list>
            <text:list-item>
              <text:p text:style-name="P27">Materials and methods</text:p>
              <text:list>
                <text:list-item>
                  <text:p text:style-name="P38">Particle and chemicals</text:p>
                </text:list-item>
                <text:list-item>
                  <text:p text:style-name="P38">Diffusion time and calibration height (sucrose mass fraction formula)</text:p>
                </text:list-item>
              </text:list>
            </text:list-item>
            <text:list-item>
              <text:p text:style-name="P28">Continuous contrast variation <text:span text:style-name="T13">in SAXS on PS-PMMA nanoparticles</text:span></text:p>
            </text:list-item>
            <text:list-item>
              <text:p text:style-name="P29">Model dependent evaluation </text:p>
              <text:list>
                <text:list-item>
                  <text:p text:style-name="P39">Core-shell <text:span text:style-name="T22">form factor fit</text:span></text:p>
                </text:list-item>
              </text:list>
            </text:list-item>
            <text:list-item>
              <text:p text:style-name="P29">Model-free approach to contrast variation data</text:p>
              <text:list>
                <text:list-item>
                  <text:p text:style-name="P39">Isoscattering point</text:p>
                  <text:list>
                    <text:list-item>
                      <text:p text:style-name="P39">Relative standard uncertainty</text:p>
                    </text:list-item>
                  </text:list>
                </text:list-item>
                <text:list-item>
                  <text:p text:style-name="P39">Guinier Region analysis</text:p>
                  <text:list>
                    <text:list-item>
                      <text:p text:style-name="P52">Average electron density</text:p>
                    </text:list-item>
                  </text:list>
                </text:list-item>
              </text:list>
            </text:list-item>
            <text:list-item>
              <text:p text:style-name="P30">Summary</text:p>
              <text:p text:style-name="P28"/>
            </text:list-item>
          </text:list>
        </text:list-item>
        <text:list-item>
          <text:p text:style-name="P12">Simultaneous size and density determination of polymeric colloids <text:span text:style-name="T7">(2nd paper)</text:span></text:p>
          <text:list>
            <text:list-item>
              <text:p text:style-name="P32">Materials and methods</text:p>
              <text:list>
                <text:list-item>
                  <text:p text:style-name="P40"><text:soft-page-break/>Particle and chemicals</text:p>
                </text:list-item>
                <text:list-item>
                  <text:p text:style-name="P40"><text:span text:style-name="T19">Differential Centrifuge Sedimentation (</text:span>DCS<text:span text:style-name="T19">)</text:span></text:p>
                </text:list-item>
              </text:list>
            </text:list-item>
            <text:list-item>
              <text:p text:style-name="P33"><text:span text:style-name="T14">Technique validation for the determination</text:span> of the <text:span text:style-name="T15">particle</text:span> size <text:span text:style-name="T9">distribition</text:span></text:p>
              <text:list>
                <text:list-item>
                  <text:p text:style-name="P41"><text:span text:style-name="T17">I</text:span>nter-laboratory comparison <text:span text:style-name="T18">of the mean particle size</text:span></text:p>
                </text:list-item>
                <text:list-item>
                  <text:p text:style-name="P42">Colloidal size distribution</text:p>
                </text:list-item>
              </text:list>
            </text:list-item>
            <text:list-item>
              <text:p text:style-name="P34">Considerations about contrast variation data evaluation</text:p>
              <text:list>
                <text:list-item>
                  <text:p text:style-name="P43">Shape factor formalism <text:span text:style-name="T8">(simulation, depending on number of curves)</text:span></text:p>
                  <text:list>
                    <text:list-item>
                      <text:p text:style-name="P43">Advantages / disadvantages </text:p>
                    </text:list-item>
                  </text:list>
                </text:list-item>
                <text:list-item>
                  <text:p text:style-name="P43">Isoscattering point formalism <text:span text:style-name="T8">(simulation, dependent of many things)</text:span></text:p>
                  <text:list>
                    <text:list-item>
                      <text:p text:style-name="P44">Advantages / disadvantages </text:p>
                    </text:list-item>
                  </text:list>
                </text:list-item>
              </text:list>
            </text:list-item>
            <text:list-item>
              <text:p text:style-name="P31">Determination of the particle <text:span text:style-name="T11">physical </text:span>density</text:p>
              <text:list>
                <text:list-item>
                  <text:p text:style-name="P45">Validation through comparison with DCS</text:p>
                  <text:list>
                    <text:list-item>
                      <text:p text:style-name="P46">Uncertanties (physical density inaccuracy, beam size)</text:p>
                    </text:list-item>
                  </text:list>
                </text:list-item>
                <text:list-item>
                  <text:p text:style-name="P47">Use for homogenous polymeric colloids (PMMA-<text:span text:style-name="T10">COOH</text:span>)</text:p>
                </text:list-item>
              </text:list>
            </text:list-item>
            <text:list-item>
              <text:p text:style-name="P35">Summary</text:p>
            </text:list-item>
          </text:list>
        </text:list-item>
        <text:list-item>
          <text:p text:style-name="P12">Cont<text:span text:style-name="T16">i</text:span>nuous contrast variation applied to relevant relevant bio-materials <text:span text:style-name="T7">(3rd paper)</text:span></text:p>
          <text:list>
            <text:list-item>
              <text:p text:style-name="P36">Materials and methods</text:p>
              <text:list>
                <text:list-item>
                  <text:p text:style-name="P48">Caelyx: <text:span text:style-name="T20">PEGylated liposomal doxorubicin</text:span></text:p>
                </text:list-item>
                <text:list-item>
                  <text:p text:style-name="P48">Iso-osmolar contrast agent: Iodixanol</text:p>
                </text:list-item>
                <text:list-item>
                  <text:p text:style-name="P49">Sterically Stabilized Liposomes (SSLs) of different sizes</text:p>
                </text:list-item>
                <text:list-item>
                  <text:p text:style-name="P50">Lipoproteins (HDL&amp;LDL)</text:p>
                </text:list-item>
              </text:list>
            </text:list-item>
            <text:list-item>
              <text:p text:style-name="P36">Traceable size determination of a liposomal drug</text:p>
              <text:list>
                <text:list-item>
                  <text:p text:style-name="P51">Isoscattering point approach</text:p>
                </text:list-item>
                <text:list-item>
                  <text:p text:style-name="P51">Shape factor calculation</text:p>
                </text:list-item>
              </text:list>
            </text:list-item>
            <text:list-item>
              <text:p text:style-name="P36">Osmotic effects in liposom<text:span text:style-name="T12">es</text:span></text:p>
              <text:list>
                <text:list-item>
                  <text:p text:style-name="P51">Application to drug-stabilized liposome<text:span text:style-name="T21">s</text:span></text:p>
                </text:list-item>
                <text:list-item>
                  <text:p text:style-name="P51">Size dependency of the osmotic activity</text:p>
                </text:list-item>
              </text:list>
            </text:list-item>
            <text:list-item>
              <text:p text:style-name="P56">Application to blood plasma components</text:p>
              <text:list>
                <text:list-item>
                  <text:p text:style-name="P58">HDL</text:p>
                </text:list-item>
                <text:list-item>
                  <text:p text:style-name="P58">LDL</text:p>
                </text:list-item>
                <text:list-item>
                  <text:p text:style-name="P58">Literature comparison</text:p>
                </text:list-item>
              </text:list>
            </text:list-item>
            <text:list-item>
              <text:p text:style-name="P57">Protein-coated low-density nano-particles</text:p>
              <text:list>
                <text:list-item>
                  <text:p text:style-name="P58">Single-SAXS experiments (C. Minelli Paper)</text:p>
                </text:list-item>
                <text:list-item>
                  <text:p text:style-name="P58">Contrast variation (Isopoint subtraction)</text:p>
                </text:list-item>
              </text:list>
            </text:list-item>
            <text:list-item>
              <text:p text:style-name="P36">Summary</text:p>
            </text:list-item>
          </text:list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Garcia-Diez</meta:initial-creator>
    <meta:creation-date>2016-03-02T10:42:56.050514301</meta:creation-date>
    <dc:date>2016-03-04T12:11:07.503127838</dc:date>
    <dc:creator>Raul Garcia-Diez</dc:creator>
    <meta:editing-duration>PT4H7M29S</meta:editing-duration>
    <meta:editing-cycles>73</meta:editing-cycles>
    <meta:generator>LibreOffice/4.3.7.2$Linux_X86_64 LibreOffice_project/430m0$Build-2</meta:generator>
    <meta:document-statistic meta:table-count="0" meta:image-count="0" meta:object-count="0" meta:page-count="3" meta:paragraph-count="105" meta:word-count="577" meta:character-count="4523" meta:non-whitespace-character-count="3943"/>
  </office:meta>
</office:document-meta>
</file>